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6pt"/>
    </style:style>
    <style:style style:name="co2" style:family="table-column">
      <style:table-column-properties fo:break-before="auto" style:column-width="76.71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61.54pt"/>
    </style:style>
    <style:style style:name="co5" style:family="table-column">
      <style:table-column-properties fo:break-before="auto" style:column-width="57.71pt"/>
    </style:style>
    <style:style style:name="ro1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cbcbc" style:text-align-source="fix" style:repeat-content="false" fo:border-left="0.06pt solid #bcbcbc" fo:border-right="0.99pt solid #bcbcbc" fo:border-top="0.06pt solid #bcbcbc" style:vertical-align="middle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10.01pt"/>
      <style:text-properties fo:color="#2e2e2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10.01pt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  <style:text-properties style:use-window-font-color="true" style:font-name="Liberation Sans" fo:font-size="12pt" style:font-size-asian="12pt" style:font-size-complex="12pt"/>
    </style:style>
    <style:style style:name="ce17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10.01pt"/>
      <style:text-properties fo:color="#2e2e2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en" style:country-asian="US" style:font-style-asian="normal" style:font-weight-asian="normal" style:font-name-complex="Lucida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bcbcbc" fo:background-color="#ff99ff" style:text-align-source="fix" style:repeat-content="false" fo:border-left="0.06pt solid #bcbcbc" fo:border-right="0.99pt solid #bcbcbc" fo:border-top="0.06pt solid #000000" style:vertical-align="middle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bcbcbc" fo:background-color="#ff99ff" style:text-align-source="fix" style:repeat-content="false" fo:border-left="0.06pt solid #bcbcbc" fo:border-right="0.99pt solid #bcbcbc" fo:border-top="0.06pt solid #bcbcbc" style:vertical-align="middle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99ff" style:text-align-source="fix" style:repeat-content="false" fo:border-left="0.06pt solid #bcbcbc" fo:border-right="0.99pt solid #bcbcbc" fo:border-top="0.06pt solid #bcbcbc" style:vertical-align="middle"/>
      <style:paragraph-properties fo:text-align="center" fo:margin-left="0pt"/>
      <style:text-properties fo:color="#1a1a1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ff99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Liberation Sans" fo:font-size="12pt" style:font-size-asian="12pt" style:font-size-complex="12pt"/>
    </style:style>
    <style:style style:name="T1" style:family="text">
      <style:text-properties style:text-position="super"/>
    </style:style>
  </office:automatic-styles>
  <office:body>
    <office:spreadsheet>
      <table:table table:name="Part 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7"/>
        <table:table-column table:style-name="co4" table:default-cell-style-name="ce2"/>
        <table:table-column table:style-name="co2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 table:number-columns-repeated="3"/>
          <table:table-cell table:style-name="ce9" office:value-type="string" calcext:value-type="string">
            <text:p>Fall 2015</text:p>
          </table:table-cell>
          <table:table-cell table:style-name="ce9" office:value-type="string" calcext:value-type="string">
            <text:p>Spring 2016</text:p>
          </table:table-cell>
          <table:table-cell table:style-name="ce9" office:value-type="string" calcext:value-type="string">
            <text:p>Fall 2016</text:p>
          </table:table-cell>
          <table:table-cell table:style-name="ce9" office:value-type="string" calcext:value-type="string">
            <text:p>Spring 20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pt 101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Opt 1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2:.J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10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4.2" calcext:value-type="float">
            <text:p>4.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Stat 1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3:.J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3.9" calcext:value-type="float">
            <text:p>3.9</text:p>
          </table:table-cell>
          <table:table-cell table:number-columns-repeated="2"/>
          <table:table-cell table:style-name="ce1" office:value-type="string" calcext:value-type="string">
            <text:p>Opt 2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formula="of:=SUM([.J4:.L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"/>
          <table:table-cell table:style-name="ce1" office:value-type="string" calcext:value-type="string">
            <text:p>Stat 20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formula="of:=SUM([.J5:.L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2"/>
          <table:table-cell table:style-name="ce1" office:value-type="string" calcext:value-type="string">
            <text:p>Op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formula="of:=SUM([.J6]+[.L6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2</text:p>
          </table:table-cell>
          <table:table-cell table:style-name="ce4" office:value-type="float" office:value="3.4" calcext:value-type="float">
            <text:p>3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Opt E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3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Opt E3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J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Sta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2</text:p>
          </table:table-cell>
          <table:table-cell table:style-name="ce4" office:value-type="float" office:value="4.4" calcext:value-type="float">
            <text:p>4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7" calcext:value-type="float">
            <text:p>4.7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Stat E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3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4" office:value-type="float" office:value="3.8" calcext:value-type="float">
            <text:p>3.8</text:p>
          </table:table-cell>
          <table:table-cell table:number-columns-repeated="2"/>
          <table:table-cell table:style-name="ce1" office:value-type="string" calcext:value-type="string">
            <text:p>Stat E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esi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Th</text:p>
          </table:table-cell>
          <table:table-cell table:number-columns-repeated="2"/>
          <table:table-cell table:style-name="ce1" office:value-type="string" calcext:value-type="string">
            <text:p>Thesi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table:formula="of:=SUM([.K12:.L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2" table:formula="of:=SUM([.I2:.I3];[.I7];[.I10])" office:value-type="float" office:value="2" calcext:value-type="float">
            <text:p>2</text:p>
          </table:table-cell>
          <table:table-cell table:style-name="ce12" table:formula="of:=SUM([.J2:.J6];[.J8:.J9])" office:value-type="float" office:value="2" calcext:value-type="float">
            <text:p>2</text:p>
          </table:table-cell>
          <table:table-cell table:style-name="ce12" table:formula="of:=SUM([.K4:.K5];[.K7];[.K10];[.K12])" office:value-type="float" office:value="2" calcext:value-type="float">
            <text:p>2</text:p>
          </table:table-cell>
          <table:table-cell table:style-name="ce12" table:formula="of:=SUM([.L4:.L6];[.L11:.L12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You must complete Opt 101 and Stat 101 in your first year (i.e. by the end of Spring 2016).</text:p>
          </table:table-cell>
          <table:table-cell table:style-name="ce6" table:number-columns-repeated="5"/>
          <table:table-cell/>
          <table:table-cell table:style-name="ce8"/>
          <table:table-cell office:value-type="string" calcext:value-type="string">
            <text:p>Objective</text:p>
          </table:table-cell>
          <table:table-cell table:style-name="ce14" table:formula="of:=SUMPRODUCT([.B2:.E11];[.I2:.L11])" office:value-type="float" office:value="30.5" calcext:value-type="float">
            <text:p>30.5</text:p>
          </table:table-cell>
          <table:table-cell/>
          <table:table-cell table:style-name="ce1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Opt 201 and Stat 201. 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Each course (including Thesis) may only be taken once.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exactly two courses per semester.  (Thesis is counted as a course.)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the Thesis course.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You may not take Opt 201 and Stat 201 in the same semester, due to the difficulty of these courses.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2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7"/>
        <table:table-column table:style-name="co4" table:default-cell-style-name="ce2"/>
        <table:table-column table:style-name="co2" table:number-columns-repeated="5" table:default-cell-style-name="ce2"/>
        <table:table-column table:style-name="co5" table:default-cell-style-name="ce2"/>
        <table:table-column table:style-name="co2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 table:number-columns-repeated="3"/>
          <table:table-cell table:style-name="ce9" office:value-type="string" calcext:value-type="string">
            <text:p>Fall 2015</text:p>
          </table:table-cell>
          <table:table-cell table:style-name="ce9" office:value-type="string" calcext:value-type="string">
            <text:p>Spring 2016</text:p>
          </table:table-cell>
          <table:table-cell table:style-name="ce9" office:value-type="string" calcext:value-type="string">
            <text:p>Fall 2016</text:p>
          </table:table-cell>
          <table:table-cell table:style-name="ce9" office:value-type="string" calcext:value-type="string">
            <text:p>Spring 20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pt 101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Opt 1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2:.J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10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4.2" calcext:value-type="float">
            <text:p>4.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Stat 1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3:.J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3.9" calcext:value-type="float">
            <text:p>3.9</text:p>
          </table:table-cell>
          <table:table-cell table:number-columns-repeated="2"/>
          <table:table-cell table:style-name="ce1" office:value-type="string" calcext:value-type="string">
            <text:p>Opt 2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formula="of:=SUM([.J4:.L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"/>
          <table:table-cell table:style-name="ce1" office:value-type="string" calcext:value-type="string">
            <text:p>Stat 20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SUM([.J5:.L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2"/>
          <table:table-cell table:style-name="ce19" office:value-type="string" calcext:value-type="string">
            <text:p>Op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SUM([.J6]+[.L6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2</text:p>
          </table:table-cell>
          <table:table-cell table:style-name="ce4" office:value-type="float" office:value="3.4" calcext:value-type="float">
            <text:p>3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Opt E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7" table:formula="of:=SUM([.I7]+[.K7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3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Opt E3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table:formula="of:=[.J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Sta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table:formula="of:=[.J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2</text:p>
          </table:table-cell>
          <table:table-cell table:style-name="ce4" office:value-type="float" office:value="4.4" calcext:value-type="float">
            <text:p>4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7" calcext:value-type="float">
            <text:p>4.7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Stat E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7" table:formula="of:=SUM([.I10]+[.K10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3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4" office:value-type="float" office:value="3.8" calcext:value-type="float">
            <text:p>3.8</text:p>
          </table:table-cell>
          <table:table-cell table:number-columns-repeated="2"/>
          <table:table-cell table:style-name="ce21" office:value-type="string" calcext:value-type="string">
            <text:p>Stat E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formula="of:=[.L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esi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Th</text:p>
          </table:table-cell>
          <table:table-cell table:number-columns-repeated="2"/>
          <table:table-cell table:style-name="ce1" office:value-type="string" calcext:value-type="string">
            <text:p>Thesi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table:formula="of:=SUM([.K12:.L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2" table:formula="of:=SUM([.I2:.I3];[.I7];[.I10])" office:value-type="float" office:value="2" calcext:value-type="float">
            <text:p>2</text:p>
          </table:table-cell>
          <table:table-cell table:style-name="ce12" table:formula="of:=SUM([.J2:.J6];[.J8:.J9])" office:value-type="float" office:value="3" calcext:value-type="float">
            <text:p>3</text:p>
          </table:table-cell>
          <table:table-cell table:style-name="ce12" table:formula="of:=SUM([.K4:.K5];[.K7];[.K10];[.K12])" office:value-type="float" office:value="2" calcext:value-type="float">
            <text:p>2</text:p>
          </table:table-cell>
          <table:table-cell table:style-name="ce12" table:formula="of:=SUM([.L4:.L6];[.L11:.L12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You must complete Opt 101 and Stat 101 in your first year (i.e. by the end of Spring 2016).</text:p>
          </table:table-cell>
          <table:table-cell table:style-name="ce6" table:number-columns-repeated="5"/>
          <table:table-cell/>
          <table:table-cell table:style-name="ce8"/>
          <table:table-cell office:value-type="string" calcext:value-type="string">
            <text:p>Objective</text:p>
          </table:table-cell>
          <table:table-cell table:style-name="ce14" table:formula="of:=SUMPRODUCT([.B2:.E11];[.I2:.L11])" office:value-type="float" office:value="35.2" calcext:value-type="float">
            <text:p>35.2</text:p>
          </table:table-cell>
          <table:table-cell/>
          <table:table-cell table:style-name="ce1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Opt 201 and Stat 201. 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Each course (including Thesis) may only be taken once.</text:p>
          </table:table-cell>
          <table:table-cell table:style-name="ce6" table:number-columns-repeated="5"/>
          <table:table-cell table:number-columns-repeated="2"/>
          <table:table-cell table:style-name="ce22" table:formula="of:=SUM([.I13:.J13])" office:value-type="float" office:value="5" calcext:value-type="float">
            <text:p>5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string" calcext:value-type="string">
            <text:p>Total of 5 courses in 1<text:span text:style-name="T1">st</text:span> year</text:p>
          </table:table-cell>
          <table:table-cell table:style-name="ce15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exactly two courses per semester.  (Thesis is counted as a course.)</text:p>
          </table:table-cell>
          <table:table-cell table:style-name="ce6" table:number-columns-repeated="5"/>
          <table:table-cell table:number-columns-repeated="2"/>
          <table:table-cell table:style-name="ce23" table:formula="of:=[.I13]" office:value-type="float" office:value="2" calcext:value-type="float">
            <text:p>2</text:p>
          </table:table-cell>
          <table:table-cell table:style-name="ce23" office:value-type="string" calcext:value-type="string">
            <text:p>&gt;=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A minimum of 2 courses/semester</text:p>
          </table:table-cell>
          <table:table-cell table:style-name="ce15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the Thesis course.</text:p>
          </table:table-cell>
          <table:table-cell table:style-name="ce6" table:number-columns-repeated="5"/>
          <table:table-cell table:number-columns-repeated="2"/>
          <table:table-cell table:style-name="ce24" table:formula="of:=[.J13]" office:value-type="float" office:value="3" calcext:value-type="float">
            <text:p>3</text:p>
          </table:table-cell>
          <table:table-cell table:style-name="ce24" office:value-type="string" calcext:value-type="string">
            <text:p>&gt;=</text:p>
          </table:table-cell>
          <table:table-cell table:style-name="ce24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You may not take Opt 201 and Stat 201 in the same semester, due to the difficulty of these courses.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Upon arrival to campus, you are informed that the registrar has revised the course requirements.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You are now asked to take a total of 5 courses during the first two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/>semesters, with at least two courses in each semester. Remaining course requirements stay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/>the same (including the fact that you must take exactly two courses in each semester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8" office:value-type="string" calcext:value-type="string">
            <text:p><text:s/>for the last two semesters).</text:p>
          </table:table-cell>
          <table:table-cell table:style-name="ce6" table:number-columns-repeated="5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3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7"/>
        <table:table-column table:style-name="co4" table:default-cell-style-name="ce2"/>
        <table:table-column table:style-name="co2" table:number-columns-repeated="5" table:default-cell-style-name="ce2"/>
        <table:table-column table:style-name="co5" table:default-cell-style-name="ce2"/>
        <table:table-column table:style-name="co2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 table:number-columns-repeated="3"/>
          <table:table-cell table:style-name="ce9" office:value-type="string" calcext:value-type="string">
            <text:p>Fall 2015</text:p>
          </table:table-cell>
          <table:table-cell table:style-name="ce9" office:value-type="string" calcext:value-type="string">
            <text:p>Spring 2016</text:p>
          </table:table-cell>
          <table:table-cell table:style-name="ce9" office:value-type="string" calcext:value-type="string">
            <text:p>Fall 2016</text:p>
          </table:table-cell>
          <table:table-cell table:style-name="ce9" office:value-type="string" calcext:value-type="string">
            <text:p>Spring 20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pt 101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Opt 1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2:.J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10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4.2" calcext:value-type="float">
            <text:p>4.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Stat 1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3:.J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3.9" calcext:value-type="float">
            <text:p>3.9</text:p>
          </table:table-cell>
          <table:table-cell table:number-columns-repeated="2"/>
          <table:table-cell table:style-name="ce1" office:value-type="string" calcext:value-type="string">
            <text:p>Opt 20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formula="of:=SUM([.J4:.L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"/>
          <table:table-cell table:style-name="ce1" office:value-type="string" calcext:value-type="string">
            <text:p>Stat 20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SUM([.J5:.L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2"/>
          <table:table-cell table:style-name="ce19" office:value-type="string" calcext:value-type="string">
            <text:p>Op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SUM([.J6]+[.L6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2</text:p>
          </table:table-cell>
          <table:table-cell table:style-name="ce4" office:value-type="float" office:value="3.4" calcext:value-type="float">
            <text:p>3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Opt E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7" table:formula="of:=SUM([.I7]+[.K7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3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Opt E3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table:formula="of:=[.J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Sta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table:formula="of:=[.J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2</text:p>
          </table:table-cell>
          <table:table-cell table:style-name="ce4" office:value-type="float" office:value="4.4" calcext:value-type="float">
            <text:p>4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7" calcext:value-type="float">
            <text:p>4.7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Stat E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7" table:formula="of:=SUM([.I10]+[.K10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3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4" office:value-type="float" office:value="3.8" calcext:value-type="float">
            <text:p>3.8</text:p>
          </table:table-cell>
          <table:table-cell table:number-columns-repeated="2"/>
          <table:table-cell table:style-name="ce21" office:value-type="string" calcext:value-type="string">
            <text:p>Stat E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formula="of:=[.L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esi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Th</text:p>
          </table:table-cell>
          <table:table-cell table:number-columns-repeated="2"/>
          <table:table-cell table:style-name="ce1" office:value-type="string" calcext:value-type="string">
            <text:p>Thesi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SUM([.K12:.L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2" table:formula="of:=SUM([.I2:.I3];[.I7];[.I10])" office:value-type="float" office:value="2" calcext:value-type="float">
            <text:p>2</text:p>
          </table:table-cell>
          <table:table-cell table:style-name="ce12" table:formula="of:=SUM([.J2:.J6];[.J8:.J9])" office:value-type="float" office:value="3" calcext:value-type="float">
            <text:p>3</text:p>
          </table:table-cell>
          <table:table-cell table:style-name="ce12" table:formula="of:=SUM([.K4:.K5];[.K7];[.K10];[.K12])" office:value-type="float" office:value="2" calcext:value-type="float">
            <text:p>2</text:p>
          </table:table-cell>
          <table:table-cell table:style-name="ce12" table:formula="of:=SUM([.L4:.L6];[.L11:.L12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You must complete Opt 101 and Stat 101 in your first year (i.e. by the end of Spring 2016).</text:p>
          </table:table-cell>
          <table:table-cell table:style-name="ce6" table:number-columns-repeated="5"/>
          <table:table-cell/>
          <table:table-cell table:style-name="ce8"/>
          <table:table-cell office:value-type="string" calcext:value-type="string">
            <text:p>Objective</text:p>
          </table:table-cell>
          <table:table-cell table:style-name="ce14" table:formula="of:=SUMPRODUCT([.B2:.E11];[.I2:.L11])" office:value-type="float" office:value="35" calcext:value-type="float">
            <text:p>35</text:p>
          </table:table-cell>
          <table:table-cell/>
          <table:table-cell table:style-name="ce1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Opt 201 and Stat 201. 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Each course (including Thesis) may only be taken once.</text:p>
          </table:table-cell>
          <table:table-cell table:style-name="ce6" table:number-columns-repeated="5"/>
          <table:table-cell table:number-columns-repeated="2"/>
          <table:table-cell table:style-name="ce22" table:formula="of:=SUM([.I13:.J13])" office:value-type="float" office:value="5" calcext:value-type="float">
            <text:p>5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string" calcext:value-type="string">
            <text:p>Total of 5 courses in 1<text:span text:style-name="T1">st</text:span> year</text:p>
          </table:table-cell>
          <table:table-cell table:style-name="ce15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exactly two courses per semester.  (Thesis is counted as a course.)</text:p>
          </table:table-cell>
          <table:table-cell table:style-name="ce6" table:number-columns-repeated="5"/>
          <table:table-cell table:number-columns-repeated="2"/>
          <table:table-cell table:style-name="ce23" table:formula="of:=[.I13]" office:value-type="float" office:value="2" calcext:value-type="float">
            <text:p>2</text:p>
          </table:table-cell>
          <table:table-cell table:style-name="ce23" office:value-type="string" calcext:value-type="string">
            <text:p>&gt;=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A minimum of 2 courses/semester</text:p>
          </table:table-cell>
          <table:table-cell table:style-name="ce15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the Thesis course.</text:p>
          </table:table-cell>
          <table:table-cell table:style-name="ce6" table:number-columns-repeated="5"/>
          <table:table-cell table:number-columns-repeated="2"/>
          <table:table-cell table:style-name="ce24" table:formula="of:=[.J13]" office:value-type="float" office:value="3" calcext:value-type="float">
            <text:p>3</text:p>
          </table:table-cell>
          <table:table-cell table:style-name="ce24" office:value-type="string" calcext:value-type="string">
            <text:p>&gt;=</text:p>
          </table:table-cell>
          <table:table-cell table:style-name="ce24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You may not take Opt 201 and Stat 201 in the same semester, due to the difficulty of these courses.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Upon arrival to campus, you are informed that the registrar has revised the course requirements.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You are now asked to take a total of 5 courses during the first two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/>semesters, with at least two courses in each semester. Remaining course requirements stay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/>the same (including the fact that you must take exactly two courses in each semester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8" office:value-type="string" calcext:value-type="string">
            <text:p><text:s/>for the last two semesters).</text:p>
          </table:table-cell>
          <table:table-cell table:style-name="ce6" table:number-columns-repeated="5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4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7"/>
        <table:table-column table:style-name="co4" table:default-cell-style-name="ce2"/>
        <table:table-column table:style-name="co2" table:number-columns-repeated="5" table:default-cell-style-name="ce2"/>
        <table:table-column table:style-name="co5" table:default-cell-style-name="ce2"/>
        <table:table-column table:style-name="co2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 table:number-columns-repeated="3"/>
          <table:table-cell table:style-name="ce9" office:value-type="string" calcext:value-type="string">
            <text:p>Fall 2015</text:p>
          </table:table-cell>
          <table:table-cell table:style-name="ce9" office:value-type="string" calcext:value-type="string">
            <text:p>Spring 2016</text:p>
          </table:table-cell>
          <table:table-cell table:style-name="ce9" office:value-type="string" calcext:value-type="string">
            <text:p>Fall 2016</text:p>
          </table:table-cell>
          <table:table-cell table:style-name="ce9" office:value-type="string" calcext:value-type="string">
            <text:p>Spring 20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pt 101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Opt 10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2:.J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10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4.2" calcext:value-type="float">
            <text:p>4.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1" office:value-type="string" calcext:value-type="string">
            <text:p>Stat 1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I3:.J3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3.9" calcext:value-type="float">
            <text:p>3.9</text:p>
          </table:table-cell>
          <table:table-cell table:number-columns-repeated="2"/>
          <table:table-cell table:style-name="ce1" office:value-type="string" calcext:value-type="string">
            <text:p>Opt 2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formula="of:=SUM([.J4:.L4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20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"/>
          <table:table-cell table:style-name="ce1" office:value-type="string" calcext:value-type="string">
            <text:p>Stat 20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SUM([.J5:.L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2"/>
          <table:table-cell table:style-name="ce19" office:value-type="string" calcext:value-type="string">
            <text:p>Op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6" table:formula="of:=SUM([.J6]+[.L6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2</text:p>
          </table:table-cell>
          <table:table-cell table:style-name="ce4" office:value-type="float" office:value="3.4" calcext:value-type="float">
            <text:p>3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2" calcext:value-type="float">
            <text:p>4.2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Opt E2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7" table:formula="of:=SUM([.I7]+[.K7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pt E3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9" calcext:value-type="float">
            <text:p>4.9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Opt E3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table:formula="of:=[.J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1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Stat E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7" table:formula="of:=[.J9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2</text:p>
          </table:table-cell>
          <table:table-cell table:style-name="ce4" office:value-type="float" office:value="4.4" calcext:value-type="float">
            <text:p>4.4</text:p>
          </table:table-cell>
          <table:table-cell table:style-name="ce5" office:value-type="string" calcext:value-type="string">
            <text:p>N/A</text:p>
          </table:table-cell>
          <table:table-cell table:style-name="ce4" office:value-type="float" office:value="4.7" calcext:value-type="float">
            <text:p>4.7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  <table:table-cell table:style-name="ce20" office:value-type="string" calcext:value-type="string">
            <text:p>Stat E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7" table:formula="of:=SUM([.I10]+[.K10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at E3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4" office:value-type="float" office:value="3.8" calcext:value-type="float">
            <text:p>3.8</text:p>
          </table:table-cell>
          <table:table-cell table:number-columns-repeated="2"/>
          <table:table-cell table:style-name="ce21" office:value-type="string" calcext:value-type="string">
            <text:p>Stat E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formula="of:=[.L11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hesis</text:p>
          </table:table-cell>
          <table:table-cell table:number-columns-repeated="2" table:style-name="ce5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Th</text:p>
          </table:table-cell>
          <table:table-cell table:number-columns-repeated="2"/>
          <table:table-cell table:style-name="ce1" office:value-type="string" calcext:value-type="string">
            <text:p>Thesi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table:formula="of:=SUM([.K12:.L12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2" table:formula="of:=SUM([.I2:.I3];[.I7];[.I10])" office:value-type="float" office:value="2" calcext:value-type="float">
            <text:p>2</text:p>
          </table:table-cell>
          <table:table-cell table:style-name="ce12" table:formula="of:=SUM([.J2:.J6];[.J8:.J9])" office:value-type="float" office:value="3" calcext:value-type="float">
            <text:p>3</text:p>
          </table:table-cell>
          <table:table-cell table:style-name="ce12" table:formula="of:=SUM([.K4:.K5];[.K7];[.K10];[.K12])" office:value-type="float" office:value="2" calcext:value-type="float">
            <text:p>2</text:p>
          </table:table-cell>
          <table:table-cell table:style-name="ce12" table:formula="of:=SUM([.L4:.L6];[.L11:.L12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You must complete Opt 101 and Stat 101 in your first year (i.e. by the end of Spring 2016).</text:p>
          </table:table-cell>
          <table:table-cell table:style-name="ce6" table:number-columns-repeated="5"/>
          <table:table-cell/>
          <table:table-cell table:style-name="ce8"/>
          <table:table-cell office:value-type="string" calcext:value-type="string">
            <text:p>Objective</text:p>
          </table:table-cell>
          <table:table-cell table:style-name="ce14" table:formula="of:=SUMPRODUCT([.B2:.E11];[.I2:.L11])" office:value-type="float" office:value="35.4" calcext:value-type="float">
            <text:p>35.4</text:p>
          </table:table-cell>
          <table:table-cell/>
          <table:table-cell table:style-name="ce1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Opt 201 and Stat 201. 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Each course (including Thesis) may only be taken once.</text:p>
          </table:table-cell>
          <table:table-cell table:style-name="ce6" table:number-columns-repeated="5"/>
          <table:table-cell table:number-columns-repeated="2"/>
          <table:table-cell table:style-name="ce22" table:formula="of:=SUM([.I13:.J13])" office:value-type="float" office:value="5" calcext:value-type="float">
            <text:p>5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Total of 5 courses in 1<text:span text:style-name="T1">st</text:span> yea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exactly two courses per semester.  (Thesis is counted as a course.)</text:p>
          </table:table-cell>
          <table:table-cell table:style-name="ce6" table:number-columns-repeated="5"/>
          <table:table-cell table:number-columns-repeated="2"/>
          <table:table-cell table:style-name="ce23" table:formula="of:=[.I13]" office:value-type="float" office:value="2" calcext:value-type="float">
            <text:p>2</text:p>
          </table:table-cell>
          <table:table-cell table:style-name="ce23" office:value-type="string" calcext:value-type="string">
            <text:p>&gt;=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A minimum of 2 courses/semester</text:p>
          </table:table-cell>
          <table:table-cell table:style-name="ce6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You must take the Thesis course.</text:p>
          </table:table-cell>
          <table:table-cell table:style-name="ce6" table:number-columns-repeated="5"/>
          <table:table-cell table:number-columns-repeated="2"/>
          <table:table-cell table:style-name="ce24" table:formula="of:=[.J13]" office:value-type="float" office:value="3" calcext:value-type="float">
            <text:p>3</text:p>
          </table:table-cell>
          <table:table-cell table:style-name="ce24" office:value-type="string" calcext:value-type="string">
            <text:p>&gt;=</text:p>
          </table:table-cell>
          <table:table-cell table:style-name="ce24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>
            <text:p>You may not take Opt 201 and Stat 201 in the same semester, due to the difficulty of these courses.</text:p>
          </table:table-cell>
          <table:table-cell table:style-name="ce6" table:number-columns-repeated="5"/>
          <table:table-cell table:number-columns-repeated="5"/>
          <table:table-cell table:style-name="ce15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Upon arrival to campus, you are informed that the registrar has revised the course requirements. 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You are now asked to take a total of 5 courses during the first two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/>semesters, with at least two courses in each semester. Remaining course requirements stay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/>the same (including the fact that you must take exactly two courses in each semester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8" office:value-type="string" calcext:value-type="string">
            <text:p><text:s/>for the last two semesters).</text:p>
          </table:table-cell>
          <table:table-cell table:style-name="ce6" table:number-columns-repeated="5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23:27:46.947694000</meta:creation-date>
    <dc:date>2015-08-18T18:34:54.179254000</dc:date>
    <meta:editing-duration>PT18H20M49S</meta:editing-duration>
    <meta:editing-cycles>13</meta:editing-cycles>
    <meta:generator>LibreOffice/4.4.5.2$MacOSX_X86_64 LibreOffice_project/a22f674fd25a3b6f45bdebf25400ed2adff0ff99</meta:generator>
    <meta:document-statistic meta:table-count="4" meta:cell-count="700" meta:object-count="0"/>
  </office:meta>
</office:document-meta>
</file>